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145d" officeooo:paragraph-rsid="0015145d"/>
    </style:style>
    <style:style style:name="P2" style:family="paragraph" style:parent-style-name="Standard">
      <style:text-properties officeooo:rsid="00151d09" officeooo:paragraph-rsid="00151d09"/>
    </style:style>
    <style:style style:name="T1" style:family="text">
      <style:text-properties officeooo:rsid="00151d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eudo code for Hangman game.</text:p>
      <text:p text:style-name="P1"/>
      <text:p text:style-name="P1">First I created my variable and array.</text:p>
      <text:p text:style-name="P1">Created functions to correspond with the array.</text:p>
      <text:p text:style-name="P1">Looped the elements and variables.</text:p>
      <text:p text:style-name="P1">Created loop and if/if else so the game could reset and enter the correct answers,</text:p>
      <text:p text:style-name="P1"><text:s/>added an if function for the output, and created an on key press function so <text:span text:style-name="T1">the game could recognize which buttons its pressing correctly.</text:span></text:p>
      <text:p text:style-name="P2">Lastly I created a reset for the words I chose so it alows the other words to display when the word was answe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22:56:43.153000000</meta:creation-date>
    <dc:date>2018-08-25T23:09:12.940000000</dc:date>
    <meta:editing-duration>PT2M19S</meta:editing-duration>
    <meta:editing-cycles>1</meta:editing-cycles>
    <meta:document-statistic meta:table-count="0" meta:image-count="0" meta:object-count="0" meta:page-count="1" meta:paragraph-count="7" meta:word-count="86" meta:character-count="483" meta:non-whitespace-character-count="403"/>
    <meta:generator>LibreOffice/6.0.5.2$Windows_X86_64 LibreOffice_project/54c8cbb85f300ac59db32fe8a675ff7683cd5a16</meta:generator>
  </office:meta>
</office:document-meta>
</file>